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DDG ProximaNova" svg:font-family="'DDG ProximaNova', 'DDG ProximaNova UI', 'DDG ProximaNova UI', 'DDG ProximaNova UI', 'DDG ProximaNova UI', 'DDG ProximaNova UI', 'DDG ProximaNova UI', 'DDG ProximaNova UI', 'Proxima Nova', 'Helvetica Neue', Helvetica, 'Segoe UI', 'Nimbus Sans L', 'Liberation Sans', 'Open Sans', FreeSans, Arial, sans-serif"/>
    <style:font-face style:name="inherit" svg:font-family="inherit"/>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8f970"/>
    </style:style>
    <style:style style:name="P2" style:family="paragraph" style:parent-style-name="Standard">
      <style:text-properties officeooo:paragraph-rsid="001ad5fa"/>
    </style:style>
    <style:style style:name="P3" style:family="paragraph" style:parent-style-name="Standard">
      <style:text-properties officeooo:rsid="001ce002" officeooo:paragraph-rsid="001ce002"/>
    </style:style>
    <style:style style:name="P4" style:family="paragraph" style:parent-style-name="Standard">
      <style:text-properties officeooo:paragraph-rsid="001ce002"/>
    </style:style>
    <style:style style:name="P5" style:family="paragraph" style:parent-style-name="Standard">
      <style:text-properties officeooo:paragraph-rsid="001eecab"/>
    </style:style>
    <style:style style:name="P6" style:family="paragraph" style:parent-style-name="Standard">
      <style:text-properties officeooo:paragraph-rsid="00205306"/>
    </style:style>
    <style:style style:name="T1" style:family="text">
      <style:text-properties officeooo:rsid="001853ac"/>
    </style:style>
    <style:style style:name="T2" style:family="text">
      <style:text-properties fo:font-style="italic" fo:font-weight="bold" officeooo:rsid="001853ac" style:font-style-asian="italic" style:font-weight-asian="bold" style:font-style-complex="italic" style:font-weight-complex="bold"/>
    </style:style>
    <style:style style:name="T3" style:family="text">
      <style:text-properties fo:font-style="italic" style:text-underline-style="none" fo:font-weight="normal" officeooo:rsid="001ad5fa" style:font-style-asian="italic" style:font-weight-asian="normal" style:font-style-complex="italic" style:font-weight-complex="normal"/>
    </style:style>
    <style:style style:name="T4" style:family="text">
      <style:text-properties fo:font-weight="bold" officeooo:rsid="001853ac" style:font-weight-asian="bold" style:font-weight-complex="bold"/>
    </style:style>
    <style:style style:name="T5" style:family="text">
      <style:text-properties fo:font-weight="bold" officeooo:rsid="00200250" style:font-weight-asian="bold" style:font-weight-complex="bold"/>
    </style:style>
    <style:style style:name="T6" style:family="text">
      <style:text-properties style:text-underline-style="none" fo:font-weight="normal" officeooo:rsid="001a368c" style:font-weight-asian="normal" style:font-weight-complex="normal"/>
    </style:style>
    <style:style style:name="T7" style:family="text">
      <style:text-properties style:text-underline-style="none" fo:font-weight="normal" officeooo:rsid="001ad5fa" style:font-weight-asian="normal" style:font-weight-complex="normal"/>
    </style:style>
    <style:style style:name="T8" style:family="text">
      <style:text-properties style:text-underline-style="none" fo:font-weight="normal" officeooo:rsid="001c3f01" style:font-weight-asian="normal" style:font-weight-complex="normal"/>
    </style:style>
    <style:style style:name="T9" style:family="text">
      <style:text-properties style:text-underline-style="none" fo:font-weight="normal" officeooo:rsid="00205306" style:font-weight-asian="normal" style:font-weight-complex="normal"/>
    </style:style>
    <style:style style:name="T10" style:family="text">
      <style:text-properties style:text-underline-style="none" fo:font-weight="bold" officeooo:rsid="001a368c" style:font-weight-asian="bold" style:font-weight-complex="bold"/>
    </style:style>
    <style:style style:name="T11" style:family="text">
      <style:text-properties officeooo:rsid="001a368c"/>
    </style:style>
    <style:style style:name="T12" style:family="text">
      <style:text-properties officeooo:rsid="001ce002"/>
    </style:style>
    <style:style style:name="T13" style:family="text">
      <style:text-properties officeooo:rsid="001e93d5"/>
    </style:style>
    <style:style style:name="T14" style:family="text">
      <style:text-properties officeooo:rsid="001eecab"/>
    </style:style>
    <style:style style:name="T15" style:family="text">
      <style:text-properties officeooo:rsid="00200250"/>
    </style:style>
    <style:style style:name="T16" style:family="text">
      <style:text-properties officeooo:rsid="00205306"/>
    </style:style>
    <style:style style:name="T17" style:family="text">
      <style:text-properties officeooo:rsid="0021deb3"/>
    </style:style>
    <style:style style:name="T18" style:family="text">
      <style:text-properties officeooo:rsid="0022ca98"/>
    </style:style>
    <style:style style:name="T19" style:family="text">
      <style:text-properties officeooo:rsid="0022e6ae"/>
    </style:style>
    <style:style style:name="T20" style:family="text">
      <style:text-properties officeooo:rsid="0024721c"/>
    </style:style>
    <style:style style:name="T21" style:family="text">
      <style:text-properties officeooo:rsid="00264f48"/>
    </style:style>
    <style:style style:name="T22" style:family="text">
      <style:text-properties officeooo:rsid="00287bcc"/>
    </style:style>
    <style:style style:name="T23" style:family="text">
      <style:text-properties officeooo:rsid="002a32c0"/>
    </style:style>
    <style:style style:name="T24" style:family="text">
      <style:text-properties officeooo:rsid="002b31e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My framework for building the demo consists of Controller classes that handle the fundamentals of the game. There are two controller classes. </text:span><text:span text:style-name="T4">GameController</text:span><text:span text:style-name="T1"> handles things to do with the economy, such as incurring a cost, being inside a shop zone and toggling inventory. </text:span><text:span text:style-name="T4">SoundController</text:span><text:span text:style-name="T1"> is a very basic class to handle playing audio clips. These Controllers are associated with game objects in the scene.</text:span></text:p>
      <text:p text:style-name="P1"/>
      <text:p text:style-name="P1"><text:span text:style-name="T1">The next important classes are the </text:span><text:span text:style-name="T4">Character</text:span><text:span text:style-name="T1"> base class which handles character logic (moving to a goal &amp; through way-points), the </text:span><text:span text:style-name="T4">Hero</text:span><text:span text:style-name="T1"> class inherits from this class and handles the character input logic </text:span><text:span text:style-name="T15">and the </text:span><text:span text:style-name="T5">Inventory</text:span><text:span text:style-name="T15"> class</text:span><text:span text:style-name="T1">. There is some input handled in the </text:span><text:span text:style-name="T4">GameController</text:span><text:span text:style-name="T1"> for the inventory alone as I decouple the inventory from the character system, however each </text:span><text:span text:style-name="T2">Character</text:span><text:span text:style-name="T1"> does have it’s own equipped inventory. The assets I found didn’t have nice variations in clothing so I just constrained myself to having the helmet alone as an equipable item </text:span><text:span text:style-name="T19">because of the time it was taking to edit the clothing assets</text:span><text:span text:style-name="T1">. </text:span><text:span text:style-name="T11">I thought it would be funny if I added spaces for more equipable items but marked them as </text:span><text:span text:style-name="T10">DLC</text:span><text:span text:style-name="T6">.</text:span></text:p>
      <text:p text:style-name="P1"><text:span text:style-name="T6"/></text:p>
      <text:p text:style-name="P2"><text:span text:style-name="T6">T</text:span><text:span text:style-name="T7">he Dialogue system is very basic and has it’s own class with some helper functions to show jokes and hide/show </text:span><text:span text:style-name="T3">gameobjects</text:span><text:span text:style-name="T7"> that would fake a state system in presentation at least.</text:span></text:p>
      <text:p text:style-name="P2"><text:span text:style-name="T7"/></text:p>
      <text:p text:style-name="P6"><text:span text:style-name="T7">I </text:span><text:span text:style-name="T8">intentionally </text:span><text:span text:style-name="T9">constrained the start money to</text:span><text:span text:style-name="T8"> incentivize </text:span><text:span text:style-name="T9">the player</text:span><text:span text:style-name="T8"> to explore and collect more money </text:span><text:span text:style-name="T9">to buy the most expensive items</text:span><text:span text:style-name="T8">. The shop and equipable items were the highest priority from the start, <text:s/></text:span><text:span text:style-name="T9">c</text:span><text:span text:style-name="T8">ollectibles were added in the end.</text:span></text:p>
      <text:p text:style-name="P1"/>
      <text:p text:style-name="P3">When I got this asset pack, I soon realized I’d have to depth sort everything by the y-axis to make it look legible and the current method is very sub-optimal but works great nonetheless because of the lack of complexity of the scene. I’ve not used object pooling in the entire demo.</text:p>
      <text:p text:style-name="P3"/>
      <text:p text:style-name="P4"><text:span text:style-name="T12">The only external </text:span><text:span text:style-name="T13">library</text:span><text:span text:style-name="T12"> I’ve used is DOTween everything else was written during the time of the test.</text:span></text:p>
      <text:p text:style-name="P5"><text:span text:style-name="T14">Though I think a pause menu/main menu/</text:span><text:span text:style-name="T23">more equipables</text:span><text:span text:style-name="T14"> would have been nice I am satisfied with the overall </text:span><text:span text:style-name="T24">feel</text:span><text:span text:style-name="T14"> of the demo </text:span><text:span text:style-name="T18">and hope you enjoy it </text:span><text:span text:style-name="T22">as much as I enjoyed making it</text:span><text:span text:style-name="T18">.</text:span></text:p>
      <text:p text:style-name="P1"/>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DDG ProximaNova" svg:font-family="'DDG ProximaNova', 'DDG ProximaNova UI', 'DDG ProximaNova UI', 'DDG ProximaNova UI', 'DDG ProximaNova UI', 'DDG ProximaNova UI', 'DDG ProximaNova UI', 'DDG ProximaNova UI', 'Proxima Nova', 'Helvetica Neue', Helvetica, 'Segoe UI', 'Nimbus Sans L', 'Liberation Sans', 'Open Sans', FreeSans, Arial, sans-serif"/>
    <style:font-face style:name="inherit" svg:font-family="inherit"/>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6-11T12:55:15.240000000</meta:creation-date>
    <dc:date>2021-06-11T13:32:41.296000000</dc:date>
    <meta:editing-duration>PT17M5S</meta:editing-duration>
    <meta:editing-cycles>19</meta:editing-cycles>
    <meta:generator>LibreOffice/7.0.2.2$Windows_X86_64 LibreOffice_project/8349ace3c3162073abd90d81fd06dcfb6b36b994</meta:generator>
    <meta:document-statistic meta:table-count="0" meta:image-count="0" meta:object-count="0" meta:page-count="1" meta:paragraph-count="7" meta:word-count="361" meta:character-count="2105" meta:non-whitespace-character-count="1750"/>
  </office:meta>
</office:document-meta>
</file>